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4b80" officeooo:paragraph-rsid="001d4b80"/>
    </style:style>
    <style:style style:name="T1" style:family="text">
      <style:text-properties officeooo:rsid="00203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: Best Test Accuracy: 93.45%</text:p>
      <text:p text:style-name="P1"><text:tab/><text:span text:style-name="T1">Longer Training times.</text:span></text:p>
      <text:p text:style-name="Standard"/>
      <text:p text:style-name="Standard">CNN with epochs 30, kernel size[5, 3, 2], dropout 0.2, strides[5, 3, 2]</text:p>
      <text:p text:style-name="Standard">Compiling CNN</text:p>
      <text:p text:style-name="Standard">Training CNN</text:p>
      <text:p text:style-name="Standard">2022-08-14 22:08:42.234614: W tensorflow/core/framework/cpu_allocator_impl.cc:82] Allocation of 3141017600 exceeds 10% of free system memory.</text:p>
      <text:p text:style-name="Standard">Epoch 1/30</text:p>
      <text:p text:style-name="Standard">488/490 [============================&gt;.] - ETA: 0s - loss: 3.3782 - accuracy: 0.05082022-08-14 22:09:03.484432: W tensorflow/core/framework/cpu_allocator_impl.cc:82] Allocation of 901963776 exceeds 10% </text:p>
      <text:p text:style-name="Standard">of free system memory.</text:p>
      <text:p text:style-name="Standard">490/490 [==============================] - 16s 32ms/step - loss: 3.3775 - accuracy: 0.0509 - val_loss: 3.1198 - val_accuracy: 0.0759</text:p>
      <text:p text:style-name="Standard">Epoch 2/30</text:p>
      <text:p text:style-name="Standard">490/490 [==============================] - 11s 22ms/step - loss: 2.9743 - accuracy: 0.0999 - val_loss: 2.7550 - val_accuracy: 0.1549</text:p>
      <text:p text:style-name="Standard">Epoch 3/30</text:p>
      <text:p text:style-name="Standard">490/490 [==============================] - 10s 21ms/step - loss: 2.6990 - accuracy: 0.1733 - val_loss: 2.4234 - val_accuracy: 0.2590</text:p>
      <text:p text:style-name="Standard">Epoch 4/30</text:p>
      <text:p text:style-name="Standard">490/490 [==============================] - 11s 22ms/step - loss: 2.4318 - accuracy: 0.2410 - val_loss: 2.1719 - val_accuracy: 0.3264</text:p>
      <text:p text:style-name="Standard">Epoch 5/30</text:p>
      <text:p text:style-name="Standard">490/490 [==============================] - 10s 20ms/step - loss: 2.2262 - accuracy: 0.2916 - val_loss: 1.9434 - val_accuracy: 0.4059</text:p>
      <text:p text:style-name="Standard">Epoch 6/30</text:p>
      <text:p text:style-name="Standard">490/490 [==============================] - 10s 20ms/step - loss: 2.0803 - accuracy: 0.3299 - val_loss: 1.9301 - val_accuracy: 0.3999</text:p>
      <text:p text:style-name="Standard">Epoch 7/30</text:p>
      <text:p text:style-name="Standard">490/490 [==============================] - 9s 19ms/step - loss: 1.8814 - accuracy: 0.4029 - val_loss: 1.5028 - val_accuracy: 0.5441</text:p>
      <text:p text:style-name="Standard">Epoch 8/30</text:p>
      <text:p text:style-name="Standard">490/490 [==============================] - 10s 20ms/step - loss: 1.7242 - accuracy: 0.4394 - val_loss: 1.3736 - val_accuracy: 0.5868</text:p>
      <text:p text:style-name="Standard">Epoch 9/30</text:p>
      <text:p text:style-name="Standard">490/490 [==============================] - 10s 20ms/step - loss: 1.6092 - accuracy: 0.4783 - val_loss: 1.2560 - val_accuracy: 0.6044</text:p>
      <text:p text:style-name="Standard">Epoch 10/30</text:p>
      <text:p text:style-name="Standard">490/490 [==============================] - 9s 19ms/step - loss: 1.4941 - accuracy: 0.5135 - val_loss: 1.1263 - val_accuracy: 0.6486</text:p>
      <text:p text:style-name="Standard">Epoch 11/30</text:p>
      <text:p text:style-name="Standard">490/490 [==============================] - 9s 19ms/step - loss: 1.4200 - accuracy: 0.5367 - val_loss: 1.1476 - val_accuracy: 0.6613</text:p>
      <text:p text:style-name="Standard">Epoch 12/30</text:p>
      <text:p text:style-name="Standard">490/490 [==============================] - 9s 19ms/step - loss: 1.3492 - accuracy: 0.5608 - val_loss: 0.9821 - val_accuracy: 0.7036</text:p>
      <text:p text:style-name="Standard">Epoch 13/30</text:p>
      <text:p text:style-name="Standard"><text:soft-page-break/>490/490 [==============================] - 9s 19ms/step - loss: 1.2968 - accuracy: 0.5773 - val_loss: 0.9903 - val_accuracy: 0.6883</text:p>
      <text:p text:style-name="Standard">Epoch 14/30</text:p>
      <text:p text:style-name="Standard">490/490 [==============================] - 9s 19ms/step - loss: 1.2823 - accuracy: 0.5865 - val_loss: 0.8999 - val_accuracy: 0.7305</text:p>
      <text:p text:style-name="Standard">Epoch 15/30</text:p>
      <text:p text:style-name="Standard">490/490 [==============================] - 10s 19ms/step - loss: 1.2163 - accuracy: 0.6018 - val_loss: 0.9915 - val_accuracy: 0.7025</text:p>
      <text:p text:style-name="Standard">Epoch 16/30</text:p>
      <text:p text:style-name="Standard">490/490 [==============================] - 10s 20ms/step - loss: 1.1956 - accuracy: 0.6106 - val_loss: 0.8384 - val_accuracy: 0.7543</text:p>
      <text:p text:style-name="Standard">Epoch 17/30</text:p>
      <text:p text:style-name="Standard">490/490 [==============================] - 10s 20ms/step - loss: 1.1304 - accuracy: 0.6309 - val_loss: 1.0034 - val_accuracy: 0.7016</text:p>
      <text:p text:style-name="Standard">Epoch 18/30</text:p>
      <text:p text:style-name="Standard">490/490 [==============================] - 10s 20ms/step - loss: 1.1710 - accuracy: 0.6188 - val_loss: 0.8588 - val_accuracy: 0.7452</text:p>
      <text:p text:style-name="Standard">Epoch 19/30</text:p>
      <text:p text:style-name="Standard">490/490 [==============================] - 10s 20ms/step - loss: 1.1545 - accuracy: 0.6240 - val_loss: 0.8006 - val_accuracy: 0.7503</text:p>
      <text:p text:style-name="Standard">Epoch 20/30</text:p>
      <text:p text:style-name="Standard">490/490 [==============================] - 9s 19ms/step - loss: 1.0839 - accuracy: 0.6451 - val_loss: 0.8002 - val_accuracy: 0.7623</text:p>
      <text:p text:style-name="Standard">Epoch 21/30</text:p>
      <text:p text:style-name="Standard">490/490 [==============================] - 9s 18ms/step - loss: 1.0654 - accuracy: 0.6558 - val_loss: 0.7212 - val_accuracy: 0.7817</text:p>
      <text:p text:style-name="Standard">Epoch 22/30</text:p>
      <text:p text:style-name="Standard">490/490 [==============================] - 9s 19ms/step - loss: 1.0864 - accuracy: 0.6483 - val_loss: 0.7921 - val_accuracy: 0.7521</text:p>
      <text:p text:style-name="Standard">Epoch 23/30</text:p>
      <text:p text:style-name="Standard">490/490 [==============================] - 9s 19ms/step - loss: 1.0914 - accuracy: 0.6387 - val_loss: 0.7648 - val_accuracy: 0.7719</text:p>
      <text:p text:style-name="Standard">Epoch 24/30</text:p>
      <text:p text:style-name="Standard">490/490 [==============================] - 9s 19ms/step - loss: 1.0657 - accuracy: 0.6553 - val_loss: 0.7254 - val_accuracy: 0.7804</text:p>
      <text:p text:style-name="Standard">2022-08-14 22:13:07.720536: W tensorflow/core/framework/cpu_allocator_impl.cc:82] Allocation of 3141017600 exceeds 10% of free system memory.</text:p>
      <text:p text:style-name="Standard">490/490 [==============================] - 3s 5ms/step</text:p>
      <text:p text:style-name="Standard">2022-08-14 22:13:24.183698: W tensorflow/core/framework/cpu_allocator_impl.cc:82] Allocation of 901963776 exceeds 10% of free system memory.</text:p>
      <text:p text:style-name="Standard">141/141 [==============================] - 1s 5ms/step</text:p>
      <text:p text:style-name="Standard">70/70 [==============================] - 0s 5ms/step</text:p>
      <text:p text:style-name="Standard">Train Accuracy: 0.8045367412140575</text:p>
      <text:p text:style-name="Standard">Validation Accuracy: 0.780373831775701</text:p>
      <text:p text:style-name="Standard">Test Accuracy: 0.7859078590785907</text:p>
      <text:p text:style-name="Standard">CNN with epochs 30, kernel size[4, 3, 2], dropout 0.2, strides[5, 3, 2]</text:p>
      <text:p text:style-name="Standard">Compiling CNN</text:p>
      <text:p text:style-name="Standard">Training CNN</text:p>
      <text:p text:style-name="Standard">2022-08-14 22:13:51.104241: W tensorflow/core/framework/cpu_allocator_impl.cc:82] Allocation of <text:soft-page-break/>3141017600 exceeds 10% of free system memory.</text:p>
      <text:p text:style-name="Standard">Epoch 1/30</text:p>
      <text:p text:style-name="Standard">490/490 [==============================] - 14s 28ms/step - loss: 3.4442 - accuracy: 0.0409 - val_loss: 3.1537 - val_accuracy: 0.0581</text:p>
      <text:p text:style-name="Standard">Epoch 2/30</text:p>
      <text:p text:style-name="Standard">490/490 [==============================] - 9s 19ms/step - loss: 3.1084 - accuracy: 0.0610 - val_loss: 2.9854 - val_accuracy: 0.1015</text:p>
      <text:p text:style-name="Standard">Epoch 3/30</text:p>
      <text:p text:style-name="Standard">490/490 [==============================] - 9s 19ms/step - loss: 2.8539 - accuracy: 0.1306 - val_loss: 2.5401 - val_accuracy: 0.2239</text:p>
      <text:p text:style-name="Standard">Epoch 4/30</text:p>
      <text:p text:style-name="Standard">490/490 [==============================] - 9s 18ms/step - loss: 2.5577 - accuracy: 0.2072 - val_loss: 2.3472 - val_accuracy: 0.3055</text:p>
      <text:p text:style-name="Standard">Epoch 5/30</text:p>
      <text:p text:style-name="Standard">490/490 [==============================] - 9s 19ms/step - loss: 2.3772 - accuracy: 0.2635 - val_loss: 2.1413 - val_accuracy: 0.3672</text:p>
      <text:p text:style-name="Standard">Epoch 6/30</text:p>
      <text:p text:style-name="Standard">490/490 [==============================] - 9s 18ms/step - loss: 2.2279 - accuracy: 0.3107 - val_loss: 2.0814 - val_accuracy: 0.3632</text:p>
      <text:p text:style-name="Standard">Epoch 7/30</text:p>
      <text:p text:style-name="Standard">490/490 [==============================] - 9s 18ms/step - loss: 2.0766 - accuracy: 0.3557 - val_loss: 1.8849 - val_accuracy: 0.4548</text:p>
      <text:p text:style-name="Standard">Epoch 8/30</text:p>
      <text:p text:style-name="Standard">490/490 [==============================] - 9s 18ms/step - loss: 1.9705 - accuracy: 0.3799 - val_loss: 1.7027 - val_accuracy: 0.5036</text:p>
      <text:p text:style-name="Standard">Epoch 9/30</text:p>
      <text:p text:style-name="Standard">490/490 [==============================] - 9s 18ms/step - loss: 1.8616 - accuracy: 0.4072 - val_loss: 1.5723 - val_accuracy: 0.5305</text:p>
      <text:p text:style-name="Standard">Epoch 10/30</text:p>
      <text:p text:style-name="Standard">490/490 [==============================] - 9s 18ms/step - loss: 1.7571 - accuracy: 0.4354 - val_loss: 1.4647 - val_accuracy: 0.5579</text:p>
      <text:p text:style-name="Standard">Epoch 11/30</text:p>
      <text:p text:style-name="Standard">490/490 [==============================] - 9s 19ms/step - loss: 1.6776 - accuracy: 0.4577 - val_loss: 1.3425 - val_accuracy: 0.5777</text:p>
      <text:p text:style-name="Standard">Epoch 12/30</text:p>
      <text:p text:style-name="Standard">490/490 [==============================] - 9s 18ms/step - loss: 1.5922 - accuracy: 0.4775 - val_loss: 1.2792 - val_accuracy: 0.6032</text:p>
      <text:p text:style-name="Standard">Epoch 13/30</text:p>
      <text:p text:style-name="Standard">490/490 [==============================] - 9s 18ms/step - loss: 1.5257 - accuracy: 0.5035 - val_loss: 1.1935 - val_accuracy: 0.6222</text:p>
      <text:p text:style-name="Standard">Epoch 14/30</text:p>
      <text:p text:style-name="Standard">490/490 [==============================] - 9s 19ms/step - loss: 1.4885 - accuracy: 0.5148 - val_loss: 1.2343 - val_accuracy: 0.6366</text:p>
      <text:p text:style-name="Standard">Epoch 15/30</text:p>
      <text:p text:style-name="Standard">490/490 [==============================] - 9s 18ms/step - loss: 1.4493 - accuracy: 0.5303 - val_loss: 1.1470 - val_accuracy: 0.6400</text:p>
      <text:p text:style-name="Standard">Epoch 16/30</text:p>
      <text:p text:style-name="Standard">490/490 [==============================] - 9s 18ms/step - loss: 1.4048 - accuracy: 0.5412 - val_loss: 1.1345 - val_accuracy: 0.6651</text:p>
      <text:p text:style-name="Standard"><text:soft-page-break/>Epoch 17/30</text:p>
      <text:p text:style-name="Standard">490/490 [==============================] - 9s 19ms/step - loss: 1.3924 - accuracy: 0.5496 - val_loss: 1.1481 - val_accuracy: 0.6564</text:p>
      <text:p text:style-name="Standard">Epoch 18/30</text:p>
      <text:p text:style-name="Standard">490/490 [==============================] - 9s 18ms/step - loss: 1.3321 - accuracy: 0.5650 - val_loss: 1.1065 - val_accuracy: 0.6569</text:p>
      <text:p text:style-name="Standard">Epoch 19/30</text:p>
      <text:p text:style-name="Standard">490/490 [==============================] - 9s 18ms/step - loss: 1.3480 - accuracy: 0.5635 - val_loss: 1.0155 - val_accuracy: 0.6858</text:p>
      <text:p text:style-name="Standard">Epoch 20/30</text:p>
      <text:p text:style-name="Standard">490/490 [==============================] - 9s 18ms/step - loss: 1.3274 - accuracy: 0.5747 - val_loss: 1.0617 - val_accuracy: 0.6834</text:p>
      <text:p text:style-name="Standard">Epoch 21/30</text:p>
      <text:p text:style-name="Standard">490/490 [==============================] - 9s 18ms/step - loss: 1.2816 - accuracy: 0.5806 - val_loss: 0.9786 - val_accuracy: 0.7056</text:p>
      <text:p text:style-name="Standard">Epoch 22/30</text:p>
      <text:p text:style-name="Standard">490/490 [==============================] - 9s 18ms/step - loss: 1.2503 - accuracy: 0.5945 - val_loss: 0.9706 - val_accuracy: 0.7118</text:p>
      <text:p text:style-name="Standard">Epoch 23/30</text:p>
      <text:p text:style-name="Standard">490/490 [==============================] - 8s 17ms/step - loss: 1.2336 - accuracy: 0.6021 - val_loss: 0.9646 - val_accuracy: 0.6945</text:p>
      <text:p text:style-name="Standard">Epoch 24/30</text:p>
      <text:p text:style-name="Standard">490/490 [==============================] - 9s 18ms/step - loss: 1.2239 - accuracy: 0.6043 - val_loss: 0.9569 - val_accuracy: 0.7205</text:p>
      <text:p text:style-name="Standard">Epoch 25/30</text:p>
      <text:p text:style-name="Standard">490/490 [==============================] - 9s 18ms/step - loss: 1.1952 - accuracy: 0.6101 - val_loss: 0.8799 - val_accuracy: 0.7263</text:p>
      <text:p text:style-name="Standard">Epoch 26/30</text:p>
      <text:p text:style-name="Standard">490/490 [==============================] - 9s 17ms/step - loss: 1.1968 - accuracy: 0.6121 - val_loss: 0.9230 - val_accuracy: 0.7112</text:p>
      <text:p text:style-name="Standard">Epoch 27/30</text:p>
      <text:p text:style-name="Standard">490/490 [==============================] - 9s 19ms/step - loss: 1.1867 - accuracy: 0.6160 - val_loss: 0.8641 - val_accuracy: 0.7305</text:p>
      <text:p text:style-name="Standard">Epoch 28/30</text:p>
      <text:p text:style-name="Standard">490/490 [==============================] - 9s 19ms/step - loss: 1.1490 - accuracy: 0.6237 - val_loss: 0.8488 - val_accuracy: 0.7483</text:p>
      <text:p text:style-name="Standard">Epoch 29/30</text:p>
      <text:p text:style-name="Standard">490/490 [==============================] - 9s 18ms/step - loss: 1.1044 - accuracy: 0.6350 - val_loss: 0.9234 - val_accuracy: 0.7230</text:p>
      <text:p text:style-name="Standard">Epoch 30/30</text:p>
      <text:p text:style-name="Standard">490/490 [==============================] - 9s 18ms/step - loss: 1.1083 - accuracy: 0.6335 - val_loss: 0.8066 - val_accuracy: 0.7443</text:p>
      <text:p text:style-name="Standard">490/490 [==============================] - 3s 5ms/step</text:p>
      <text:p text:style-name="Standard">141/141 [==============================] - 1s 5ms/step</text:p>
      <text:p text:style-name="Standard">70/70 [==============================] - 0s 6ms/step</text:p>
      <text:p text:style-name="Standard">Train Accuracy: 0.7853035143769969</text:p>
      <text:p text:style-name="Standard">Validation Accuracy: 0.7443257676902537</text:p>
      <text:p text:style-name="Standard">Test Accuracy: 0.7615176151761518</text:p>
      <text:p text:style-name="Standard">CNN with epochs 30, kernel size[5, 4, 3], dropout 0.2, strides[5, 3, 2]</text:p>
      <text:p text:style-name="Standard"><text:soft-page-break/>Compiling CNN</text:p>
      <text:p text:style-name="Standard">Training CNN</text:p>
      <text:p text:style-name="Standard">Epoch 1/30</text:p>
      <text:p text:style-name="Standard">490/490 [==============================] - 16s 32ms/step - loss: 3.2118 - accuracy: 0.0971 - val_loss: 2.6688 - val_accuracy: 0.1951</text:p>
      <text:p text:style-name="Standard">Epoch 2/30</text:p>
      <text:p text:style-name="Standard">490/490 [==============================] - 10s 21ms/step - loss: 2.6306 - accuracy: 0.1957 - val_loss: 2.3009 - val_accuracy: 0.2964</text:p>
      <text:p text:style-name="Standard">Epoch 3/30</text:p>
      <text:p text:style-name="Standard">490/490 [==============================] - 10s 21ms/step - loss: 2.3089 - accuracy: 0.2919 - val_loss: 1.9901 - val_accuracy: 0.4183</text:p>
      <text:p text:style-name="Standard">Epoch 4/30</text:p>
      <text:p text:style-name="Standard">490/490 [==============================] - 10s 21ms/step - loss: 2.0092 - accuracy: 0.3748 - val_loss: 1.6843 - val_accuracy: 0.5071</text:p>
      <text:p text:style-name="Standard">Epoch 5/30</text:p>
      <text:p text:style-name="Standard">490/490 [==============================] - 10s 21ms/step - loss: 1.8012 - accuracy: 0.4227 - val_loss: 1.4511 - val_accuracy: 0.5532</text:p>
      <text:p text:style-name="Standard">Epoch 6/30</text:p>
      <text:p text:style-name="Standard">490/490 [==============================] - 10s 20ms/step - loss: 1.5830 - accuracy: 0.4900 - val_loss: 1.2090 - val_accuracy: 0.6457</text:p>
      <text:p text:style-name="Standard">Epoch 7/30</text:p>
      <text:p text:style-name="Standard">490/490 [==============================] - 10s 20ms/step - loss: 1.4123 - accuracy: 0.5542 - val_loss: 1.0619 - val_accuracy: 0.6883</text:p>
      <text:p text:style-name="Standard">Epoch 8/30</text:p>
      <text:p text:style-name="Standard">490/490 [==============================] - 10s 21ms/step - loss: 1.2447 - accuracy: 0.6012 - val_loss: 0.8546 - val_accuracy: 0.7506</text:p>
      <text:p text:style-name="Standard">Epoch 9/30</text:p>
      <text:p text:style-name="Standard">490/490 [==============================] - 10s 21ms/step - loss: 1.1034 - accuracy: 0.6472 - val_loss: 0.7719 - val_accuracy: 0.7750</text:p>
      <text:p text:style-name="Standard">Epoch 10/30</text:p>
      <text:p text:style-name="Standard">490/490 [==============================] - 10s 21ms/step - loss: 1.0416 - accuracy: 0.6679 - val_loss: 0.7095 - val_accuracy: 0.7982</text:p>
      <text:p text:style-name="Standard">Epoch 11/30</text:p>
      <text:p text:style-name="Standard">490/490 [==============================] - 10s 20ms/step - loss: 0.9487 - accuracy: 0.6962 - val_loss: 0.5993 - val_accuracy: 0.8271</text:p>
      <text:p text:style-name="Standard">Epoch 12/30</text:p>
      <text:p text:style-name="Standard">490/490 [==============================] - 10s 20ms/step - loss: 0.8752 - accuracy: 0.7202 - val_loss: 0.5688 - val_accuracy: 0.8393</text:p>
      <text:p text:style-name="Standard">Epoch 13/30</text:p>
      <text:p text:style-name="Standard">490/490 [==============================] - 10s 20ms/step - loss: 0.8466 - accuracy: 0.7292 - val_loss: 0.5992 - val_accuracy: 0.8004</text:p>
      <text:p text:style-name="Standard">Epoch 14/30</text:p>
      <text:p text:style-name="Standard">490/490 [==============================] - 10s 21ms/step - loss: 0.7776 - accuracy: 0.7475 - val_loss: 0.4697 - val_accuracy: 0.8714</text:p>
      <text:p text:style-name="Standard">Epoch 15/30</text:p>
      <text:p text:style-name="Standard">490/490 [==============================] - 10s 21ms/step - loss: 0.7478 - accuracy: 0.7601 - val_loss: 0.5291 - val_accuracy: 0.8382</text:p>
      <text:p text:style-name="Standard">Epoch 16/30</text:p>
      <text:p text:style-name="Standard">490/490 [==============================] - 10s 21ms/step - loss: 0.7219 - accuracy: 0.7689 <text:soft-page-break/>- val_loss: 0.5181 - val_accuracy: 0.8422</text:p>
      <text:p text:style-name="Standard">Epoch 17/30</text:p>
      <text:p text:style-name="Standard">490/490 [==============================] - 10s 20ms/step - loss: 0.6775 - accuracy: 0.7812 - val_loss: 0.4145 - val_accuracy: 0.8823</text:p>
      <text:p text:style-name="Standard">Epoch 18/30</text:p>
      <text:p text:style-name="Standard">490/490 [==============================] - 10s 20ms/step - loss: 0.6684 - accuracy: 0.7831 - val_loss: 0.3626 - val_accuracy: 0.8970</text:p>
      <text:p text:style-name="Standard">Epoch 19/30</text:p>
      <text:p text:style-name="Standard">490/490 [==============================] - 10s 20ms/step - loss: 0.6549 - accuracy: 0.7900 - val_loss: 0.3612 - val_accuracy: 0.8916</text:p>
      <text:p text:style-name="Standard">Epoch 20/30</text:p>
      <text:p text:style-name="Standard">490/490 [==============================] - 10s 21ms/step - loss: 0.6184 - accuracy: 0.8042 - val_loss: 0.3729 - val_accuracy: 0.8861</text:p>
      <text:p text:style-name="Standard">Epoch 21/30</text:p>
      <text:p text:style-name="Standard">490/490 [==============================] - 10s 21ms/step - loss: 0.5965 - accuracy: 0.8087 - val_loss: 0.3172 - val_accuracy: 0.8999</text:p>
      <text:p text:style-name="Standard">Epoch 22/30</text:p>
      <text:p text:style-name="Standard">490/490 [==============================] - 10s 20ms/step - loss: 0.5540 - accuracy: 0.8197 - val_loss: 0.3109 - val_accuracy: 0.9101</text:p>
      <text:p text:style-name="Standard">Epoch 23/30</text:p>
      <text:p text:style-name="Standard">490/490 [==============================] - 10s 20ms/step - loss: 0.5583 - accuracy: 0.8174 - val_loss: 0.4595 - val_accuracy: 0.8712</text:p>
      <text:p text:style-name="Standard">Epoch 24/30</text:p>
      <text:p text:style-name="Standard">490/490 [==============================] - 10s 21ms/step - loss: 0.5740 - accuracy: 0.8158 - val_loss: 0.2957 - val_accuracy: 0.9161</text:p>
      <text:p text:style-name="Standard">Epoch 25/30</text:p>
      <text:p text:style-name="Standard">490/490 [==============================] - 10s 21ms/step - loss: 0.5438 - accuracy: 0.8259 - val_loss: 0.3052 - val_accuracy: 0.9059</text:p>
      <text:p text:style-name="Standard">Epoch 26/30</text:p>
      <text:p text:style-name="Standard">490/490 [==============================] - 10s 21ms/step - loss: 0.5083 - accuracy: 0.8374 - val_loss: 0.2829 - val_accuracy: 0.9203</text:p>
      <text:p text:style-name="Standard">Epoch 27/30</text:p>
      <text:p text:style-name="Standard">490/490 [==============================] - 10s 20ms/step - loss: 0.5245 - accuracy: 0.8298 - val_loss: 0.2466 - val_accuracy: 0.9279</text:p>
      <text:p text:style-name="Standard">Epoch 28/30</text:p>
      <text:p text:style-name="Standard">490/490 [==============================] - 10s 21ms/step - loss: 0.5042 - accuracy: 0.8356 - val_loss: 0.3482 - val_accuracy: 0.8976</text:p>
      <text:p text:style-name="Standard">Epoch 29/30</text:p>
      <text:p text:style-name="Standard">490/490 [==============================] - 10s 21ms/step - loss: 0.5196 - accuracy: 0.8335 - val_loss: 0.2266 - val_accuracy: 0.9350</text:p>
      <text:p text:style-name="Standard">490/490 [==============================] - 3s 6ms/step</text:p>
      <text:p text:style-name="Standard">141/141 [==============================] - 1s 6ms/step</text:p>
      <text:p text:style-name="Standard">70/70 [==============================] - 1s 7ms/step</text:p>
      <text:p text:style-name="Standard">Train Accuracy: 0.9616613418530351</text:p>
      <text:p text:style-name="Standard">Validation Accuracy: 0.9350244770805518</text:p>
      <text:p text:style-name="Standard">Test Accuracy: 0.9345076784101174</text:p>
      <text:p text:style-name="Standard">CNN with epochs 30, kernel size[5, 3, 2], dropout 0.25, strides[5, 3, 2]</text:p>
      <text:p text:style-name="Standard">Compiling CNN</text:p>
      <text:p text:style-name="Standard">Training CNN</text:p>
      <text:p text:style-name="Standard"><text:soft-page-break/>Epoch 1/30</text:p>
      <text:p text:style-name="Standard">490/490 [==============================] - 16s 31ms/step - loss: 3.4266 - accuracy: 0.0509 - val_loss: 3.0505 - val_accuracy: 0.1126</text:p>
      <text:p text:style-name="Standard">Epoch 2/30</text:p>
      <text:p text:style-name="Standard">490/490 [==============================] - 10s 20ms/step - loss: 2.9025 - accuracy: 0.1251 - val_loss: 2.5663 - val_accuracy: 0.2263</text:p>
      <text:p text:style-name="Standard">Epoch 3/30</text:p>
      <text:p text:style-name="Standard">490/490 [==============================] - 9s 19ms/step - loss: 2.5869 - accuracy: 0.2012 - val_loss: 2.3696 - val_accuracy: 0.2902</text:p>
      <text:p text:style-name="Standard">Epoch 4/30</text:p>
      <text:p text:style-name="Standard">490/490 [==============================] - 10s 20ms/step - loss: 2.4171 - accuracy: 0.2492 - val_loss: 2.2130 - val_accuracy: 0.3389</text:p>
      <text:p text:style-name="Standard">Epoch 5/30</text:p>
      <text:p text:style-name="Standard">490/490 [==============================] - 10s 19ms/step - loss: 2.2796 - accuracy: 0.2884 - val_loss: 2.0768 - val_accuracy: 0.3694</text:p>
      <text:p text:style-name="Standard">Epoch 6/30</text:p>
      <text:p text:style-name="Standard">490/490 [==============================] - 10s 19ms/step - loss: 2.1516 - accuracy: 0.3179 - val_loss: 1.8615 - val_accuracy: 0.4270</text:p>
      <text:p text:style-name="Standard">Epoch 7/30</text:p>
      <text:p text:style-name="Standard">490/490 [==============================] - 9s 19ms/step - loss: 2.0314 - accuracy: 0.3571 - val_loss: 1.8104 - val_accuracy: 0.4575</text:p>
      <text:p text:style-name="Standard">Epoch 8/30</text:p>
      <text:p text:style-name="Standard">490/490 [==============================] - 10s 20ms/step - loss: 1.9511 - accuracy: 0.3741 - val_loss: 1.6471 - val_accuracy: 0.4924</text:p>
      <text:p text:style-name="Standard">Epoch 9/30</text:p>
      <text:p text:style-name="Standard">490/490 [==============================] - 10s 20ms/step - loss: 1.8232 - accuracy: 0.4076 - val_loss: 1.5661 - val_accuracy: 0.4880</text:p>
      <text:p text:style-name="Standard">Epoch 10/30</text:p>
      <text:p text:style-name="Standard">490/490 [==============================] - 10s 20ms/step - loss: 1.7324 - accuracy: 0.4355 - val_loss: 1.4884 - val_accuracy: 0.5392</text:p>
      <text:p text:style-name="Standard">Epoch 11/30</text:p>
      <text:p text:style-name="Standard">490/490 [==============================] - 10s 20ms/step - loss: 1.6589 - accuracy: 0.4578 - val_loss: 1.3184 - val_accuracy: 0.5961</text:p>
      <text:p text:style-name="Standard">Epoch 12/30</text:p>
      <text:p text:style-name="Standard">490/490 [==============================] - 9s 19ms/step - loss: 1.6124 - accuracy: 0.4810 - val_loss: 1.3292 - val_accuracy: 0.5808</text:p>
      <text:p text:style-name="Standard">Epoch 13/30</text:p>
      <text:p text:style-name="Standard">490/490 [==============================] - 10s 20ms/step - loss: 1.5471 - accuracy: 0.4889 - val_loss: 1.3194 - val_accuracy: 0.5748</text:p>
      <text:p text:style-name="Standard">Epoch 14/30</text:p>
      <text:p text:style-name="Standard">490/490 [==============================] - 10s 20ms/step - loss: 1.5655 - accuracy: 0.4893 - val_loss: 1.1895 - val_accuracy: 0.6306</text:p>
      <text:p text:style-name="Standard">Epoch 15/30</text:p>
      <text:p text:style-name="Standard">490/490 [==============================] - 9s 19ms/step - loss: 1.4897 - accuracy: 0.5103 - val_loss: 1.1101 - val_accuracy: 0.6451</text:p>
      <text:p text:style-name="Standard">Epoch 16/30</text:p>
      <text:p text:style-name="Standard">490/490 [==============================] - 10s 20ms/step - loss: 1.4390 - accuracy: 0.5270 - val_loss: 1.1522 - val_accuracy: 0.6420</text:p>
      <text:p text:style-name="Standard">Epoch 17/30</text:p>
      <text:p text:style-name="Standard"><text:soft-page-break/>490/490 [==============================] - 10s 20ms/step - loss: 1.4156 - accuracy: 0.5345 - val_loss: 1.0872 - val_accuracy: 0.6629</text:p>
      <text:p text:style-name="Standard">Epoch 18/30</text:p>
      <text:p text:style-name="Standard">490/490 [==============================] - 9s 19ms/step - loss: 1.3803 - accuracy: 0.5467 - val_loss: 1.0755 - val_accuracy: 0.6736</text:p>
      <text:p text:style-name="Standard">Epoch 19/30</text:p>
      <text:p text:style-name="Standard">490/490 [==============================] - 10s 20ms/step - loss: 1.3687 - accuracy: 0.5524 - val_loss: 0.9663 - val_accuracy: 0.6951</text:p>
      <text:p text:style-name="Standard">Epoch 20/30</text:p>
      <text:p text:style-name="Standard">490/490 [==============================] - 10s 20ms/step - loss: 1.3206 - accuracy: 0.5673 - val_loss: 0.9902 - val_accuracy: 0.6907</text:p>
      <text:p text:style-name="Standard">Epoch 21/30</text:p>
      <text:p text:style-name="Standard">490/490 [==============================] - 10s 20ms/step - loss: 1.3331 - accuracy: 0.5654 - val_loss: 0.9675 - val_accuracy: 0.7009</text:p>
      <text:p text:style-name="Standard">Epoch 22/30</text:p>
      <text:p text:style-name="Standard">490/490 [==============================] - 10s 20ms/step - loss: 1.3555 - accuracy: 0.5590 - val_loss: 1.0429 - val_accuracy: 0.6829</text:p>
      <text:p text:style-name="Standard">Epoch 23/30</text:p>
      <text:p text:style-name="Standard">490/490 [==============================] - 9s 19ms/step - loss: 1.2960 - accuracy: 0.5813 - val_loss: 0.9492 - val_accuracy: 0.6998</text:p>
      <text:p text:style-name="Standard">Epoch 24/30</text:p>
      <text:p text:style-name="Standard">490/490 [==============================] - 10s 20ms/step - loss: 1.2497 - accuracy: 0.5918 - val_loss: 0.9466 - val_accuracy: 0.7167</text:p>
      <text:p text:style-name="Standard">Epoch 25/30</text:p>
      <text:p text:style-name="Standard">490/490 [==============================] - 10s 20ms/step - loss: 1.2322 - accuracy: 0.5997 - val_loss: 0.8904 - val_accuracy: 0.7394</text:p>
      <text:p text:style-name="Standard">Epoch 26/30</text:p>
      <text:p text:style-name="Standard">490/490 [==============================] - 10s 20ms/step - loss: 1.2143 - accuracy: 0.6065 - val_loss: 0.8334 - val_accuracy: 0.7555</text:p>
      <text:p text:style-name="Standard">Epoch 27/30</text:p>
      <text:p text:style-name="Standard">490/490 [==============================] - 9s 19ms/step - loss: 1.2125 - accuracy: 0.6061 - val_loss: 0.8590 - val_accuracy: 0.7412</text:p>
      <text:p text:style-name="Standard">Epoch 28/30</text:p>
      <text:p text:style-name="Standard">490/490 [==============================] - 9s 19ms/step - loss: 1.2149 - accuracy: 0.6093 - val_loss: 0.8590 - val_accuracy: 0.7452</text:p>
      <text:p text:style-name="Standard">Epoch 29/30</text:p>
      <text:p text:style-name="Standard">490/490 [==============================] - 10s 19ms/step - loss: 1.1740 - accuracy: 0.6194 - val_loss: 0.7909 - val_accuracy: 0.7637</text:p>
      <text:p text:style-name="Standard">Epoch 30/30</text:p>
      <text:p text:style-name="Standard">490/490 [==============================] - 9s 19ms/step - loss: 1.1369 - accuracy: 0.6265 - val_loss: 0.8580 - val_accuracy: 0.7330</text:p>
      <text:p text:style-name="Standard">490/490 [==============================] - 3s 5ms/step</text:p>
      <text:p text:style-name="Standard">141/141 [==============================] - 1s 5ms/step</text:p>
      <text:p text:style-name="Standard">70/70 [==============================] - 0s 5ms/step</text:p>
      <text:p text:style-name="Standard">Train Accuracy: 0.759297124600639</text:p>
      <text:p text:style-name="Standard">Validation Accuracy: 0.732977303070761</text:p>
      <text:p text:style-name="Standard">Test Accuracy: 0.7389340560072267</text:p>
      <text:p text:style-name="Standard">CNN with epochs 30, kernel size[4, 3, 2], dropout 0.25, strides[5, 3, 2]</text:p>
      <text:p text:style-name="Standard">Compiling CNN</text:p>
      <text:p text:style-name="Standard"><text:soft-page-break/>Training CNN</text:p>
      <text:p text:style-name="Standard">Epoch 1/30</text:p>
      <text:p text:style-name="Standard">490/490 [==============================] - 16s 31ms/step - loss: 3.3818 - accuracy: 0.0402 - val_loss: 3.1567 - val_accuracy: 0.0550</text:p>
      <text:p text:style-name="Standard">Epoch 2/30</text:p>
      <text:p text:style-name="Standard">490/490 [==============================] - 10s 20ms/step - loss: 3.1303 - accuracy: 0.0557 - val_loss: 2.9704 - val_accuracy: 0.1135</text:p>
      <text:p text:style-name="Standard">Epoch 3/30</text:p>
      <text:p text:style-name="Standard">490/490 [==============================] - 10s 20ms/step - loss: 2.8662 - accuracy: 0.1279 - val_loss: 2.7424 - val_accuracy: 0.1745</text:p>
      <text:p text:style-name="Standard">Epoch 4/30</text:p>
      <text:p text:style-name="Standard">490/490 [==============================] - 10s 20ms/step - loss: 2.6536 - accuracy: 0.1840 - val_loss: 2.4205 - val_accuracy: 0.2866</text:p>
      <text:p text:style-name="Standard">Epoch 5/30</text:p>
      <text:p text:style-name="Standard">490/490 [==============================] - 10s 20ms/step - loss: 2.4502 - accuracy: 0.2337 - val_loss: 2.1650 - val_accuracy: 0.3398</text:p>
      <text:p text:style-name="Standard">Epoch 6/30</text:p>
      <text:p text:style-name="Standard">490/490 [==============================] - 10s 20ms/step - loss: 2.3061 - accuracy: 0.2723 - val_loss: 2.0425 - val_accuracy: 0.3741</text:p>
      <text:p text:style-name="Standard">Epoch 7/30</text:p>
      <text:p text:style-name="Standard">490/490 [==============================] - 10s 20ms/step - loss: 2.1821 - accuracy: 0.3034 - val_loss: 1.9416 - val_accuracy: 0.4059</text:p>
      <text:p text:style-name="Standard">Epoch 8/30</text:p>
      <text:p text:style-name="Standard">490/490 [==============================] - 9s 19ms/step - loss: 2.1001 - accuracy: 0.3302 - val_loss: 1.9035 - val_accuracy: 0.4126</text:p>
      <text:p text:style-name="Standard">Epoch 9/30</text:p>
      <text:p text:style-name="Standard">490/490 [==============================] - 10s 20ms/step - loss: 2.0167 - accuracy: 0.3522 - val_loss: 1.7401 - val_accuracy: 0.4757</text:p>
      <text:p text:style-name="Standard">Epoch 10/30</text:p>
      <text:p text:style-name="Standard">490/490 [==============================] - 10s 21ms/step - loss: 1.9357 - accuracy: 0.3748 - val_loss: 1.6407 - val_accuracy: 0.5040</text:p>
      <text:p text:style-name="Standard">Epoch 11/30</text:p>
      <text:p text:style-name="Standard">490/490 [==============================] - 10s 20ms/step - loss: 1.8608 - accuracy: 0.4029 - val_loss: 1.5465 - val_accuracy: 0.5352</text:p>
      <text:p text:style-name="Standard">Epoch 12/30</text:p>
      <text:p text:style-name="Standard">490/490 [==============================] - 9s 19ms/step - loss: 1.8048 - accuracy: 0.4150 - val_loss: 1.5252 - val_accuracy: 0.5374</text:p>
      <text:p text:style-name="Standard">Epoch 13/30</text:p>
      <text:p text:style-name="Standard">490/490 [==============================] - 9s 19ms/step - loss: 1.7552 - accuracy: 0.4277 - val_loss: 1.4712 - val_accuracy: 0.5601</text:p>
      <text:p text:style-name="Standard">Epoch 14/30</text:p>
      <text:p text:style-name="Standard">490/490 [==============================] - 10s 20ms/step - loss: 1.7287 - accuracy: 0.4338 - val_loss: 1.4468 - val_accuracy: 0.5470</text:p>
      <text:p text:style-name="Standard">Epoch 15/30</text:p>
      <text:p text:style-name="Standard">490/490 [==============================] - 10s 20ms/step - loss: 1.6707 - accuracy: 0.4518 - val_loss: 1.3872 - val_accuracy: 0.5663</text:p>
      <text:p text:style-name="Standard">Epoch 16/30</text:p>
      <text:p text:style-name="Standard">490/490 [==============================] - 10s 20ms/step - loss: 1.6470 - accuracy: 0.4566 - val_loss: 1.3321 - val_accuracy: 0.6015</text:p>
      <text:p text:style-name="Standard"><text:soft-page-break/>Epoch 17/30</text:p>
      <text:p text:style-name="Standard">490/490 [==============================] - 10s 20ms/step - loss: 1.6245 - accuracy: 0.4671 - val_loss: 1.3046 - val_accuracy: 0.6021</text:p>
      <text:p text:style-name="Standard">Epoch 18/30</text:p>
      <text:p text:style-name="Standard">490/490 [==============================] - 10s 20ms/step - loss: 1.5633 - accuracy: 0.4840 - val_loss: 1.2542 - val_accuracy: 0.6101</text:p>
      <text:p text:style-name="Standard">Epoch 19/30</text:p>
      <text:p text:style-name="Standard">490/490 [==============================] - 10s 20ms/step - loss: 1.5451 - accuracy: 0.4987 - val_loss: 1.2314 - val_accuracy: 0.6353</text:p>
      <text:p text:style-name="Standard">Epoch 20/30</text:p>
      <text:p text:style-name="Standard">490/490 [==============================] - 10s 20ms/step - loss: 1.5319 - accuracy: 0.5047 - val_loss: 1.2061 - val_accuracy: 0.6304</text:p>
      <text:p text:style-name="Standard">Epoch 21/30</text:p>
      <text:p text:style-name="Standard">490/490 [==============================] - 10s 20ms/step - loss: 1.4773 - accuracy: 0.5181 - val_loss: 1.1924 - val_accuracy: 0.6384</text:p>
      <text:p text:style-name="Standard">Epoch 22/30</text:p>
      <text:p text:style-name="Standard">490/490 [==============================] - 10s 20ms/step - loss: 1.4870 - accuracy: 0.5180 - val_loss: 1.1420 - val_accuracy: 0.6506</text:p>
      <text:p text:style-name="Standard">Epoch 23/30</text:p>
      <text:p text:style-name="Standard">490/490 [==============================] - 10s 21ms/step - loss: 1.4603 - accuracy: 0.5277 - val_loss: 1.1234 - val_accuracy: 0.6640</text:p>
      <text:p text:style-name="Standard">Epoch 24/30</text:p>
      <text:p text:style-name="Standard">490/490 [==============================] - 10s 20ms/step - loss: 1.4150 - accuracy: 0.5390 - val_loss: 1.0659 - val_accuracy: 0.6800</text:p>
      <text:p text:style-name="Standard">Epoch 25/30</text:p>
      <text:p text:style-name="Standard">490/490 [==============================] - 10s 20ms/step - loss: 1.3993 - accuracy: 0.5461 - val_loss: 1.0805 - val_accuracy: 0.6660</text:p>
      <text:p text:style-name="Standard">Epoch 26/30</text:p>
      <text:p text:style-name="Standard">490/490 [==============================] - 9s 19ms/step - loss: 1.3932 - accuracy: 0.5483 - val_loss: 1.0523 - val_accuracy: 0.6907</text:p>
      <text:p text:style-name="Standard">Epoch 27/30</text:p>
      <text:p text:style-name="Standard">490/490 [==============================] - 10s 20ms/step - loss: 1.4040 - accuracy: 0.5438 - val_loss: 1.0146 - val_accuracy: 0.6796</text:p>
      <text:p text:style-name="Standard">Epoch 28/30</text:p>
      <text:p text:style-name="Standard">490/490 [==============================] - 10s 19ms/step - loss: 1.3375 - accuracy: 0.5590 - val_loss: 0.9655 - val_accuracy: 0.7043</text:p>
      <text:p text:style-name="Standard">Epoch 29/30</text:p>
      <text:p text:style-name="Standard">490/490 [==============================] - 10s 20ms/step - loss: 1.3198 - accuracy: 0.5652 - val_loss: 1.2218 - val_accuracy: 0.6015</text:p>
      <text:p text:style-name="Standard">Epoch 30/30</text:p>
      <text:p text:style-name="Standard">490/490 [==============================] - 10s 20ms/step - loss: 1.3561 - accuracy: 0.5576 - val_loss: 0.9466 - val_accuracy: 0.7085</text:p>
      <text:p text:style-name="Standard">490/490 [==============================] - 3s 6ms/step</text:p>
      <text:p text:style-name="Standard">141/141 [==============================] - 1s 6ms/step</text:p>
      <text:p text:style-name="Standard">70/70 [==============================] - 0s 5ms/step</text:p>
      <text:p text:style-name="Standard">Train Accuracy: 0.7329073482428115</text:p>
      <text:p text:style-name="Standard">Validation Accuracy: 0.7085002225189141</text:p>
      <text:p text:style-name="Standard">Test Accuracy: 0.7249322493224932</text:p>
      <text:p text:style-name="Standard">CNN with epochs 30, kernel size[5, 4, 3], dropout 0.25, strides[5, 3, 2]</text:p>
      <text:p text:style-name="Standard"><text:soft-page-break/>Compiling CNN</text:p>
      <text:p text:style-name="Standard">Training CNN</text:p>
      <text:p text:style-name="Standard">Epoch 1/30</text:p>
      <text:p text:style-name="Standard">490/490 [==============================] - 23s 44ms/step - loss: 3.4226 - accuracy: 0.0481 - val_loss: 3.0629 - val_accuracy: 0.0801</text:p>
      <text:p text:style-name="Standard">Epoch 2/30</text:p>
      <text:p text:style-name="Standard">490/490 [==============================] - 11s 22ms/step - loss: 2.9988 - accuracy: 0.0999 - val_loss: 2.7746 - val_accuracy: 0.1811</text:p>
      <text:p text:style-name="Standard">Epoch 3/30</text:p>
      <text:p text:style-name="Standard">490/490 [==============================] - 11s 22ms/step - loss: 2.7605 - accuracy: 0.1677 - val_loss: 2.4484 - val_accuracy: 0.2566</text:p>
      <text:p text:style-name="Standard">Epoch 4/30</text:p>
      <text:p text:style-name="Standard">490/490 [==============================] - 10s 21ms/step - loss: 2.4474 - accuracy: 0.2465 - val_loss: 2.1720 - val_accuracy: 0.3458</text:p>
      <text:p text:style-name="Standard">Epoch 5/30</text:p>
      <text:p text:style-name="Standard">490/490 [==============================] - 12s 24ms/step - loss: 2.2002 - accuracy: 0.3216 - val_loss: 1.8898 - val_accuracy: 0.4582</text:p>
      <text:p text:style-name="Standard">Epoch 6/30</text:p>
      <text:p text:style-name="Standard">490/490 [==============================] - 11s 21ms/step - loss: 1.9525 - accuracy: 0.4009 - val_loss: 1.6536 - val_accuracy: 0.5245</text:p>
      <text:p text:style-name="Standard">Epoch 7/30</text:p>
      <text:p text:style-name="Standard">490/490 [==============================] - 11s 22ms/step - loss: 1.7603 - accuracy: 0.4554 - val_loss: 1.3866 - val_accuracy: 0.5979</text:p>
      <text:p text:style-name="Standard">Epoch 8/30</text:p>
      <text:p text:style-name="Standard">490/490 [==============================] - 11s 22ms/step - loss: 1.5427 - accuracy: 0.5179 - val_loss: 1.1784 - val_accuracy: 0.6782</text:p>
      <text:p text:style-name="Standard">Epoch 9/30</text:p>
      <text:p text:style-name="Standard">490/490 [==============================] - 10s 21ms/step - loss: 1.3812 - accuracy: 0.5720 - val_loss: 0.9754 - val_accuracy: 0.7261</text:p>
      <text:p text:style-name="Standard">Epoch 10/30</text:p>
      <text:p text:style-name="Standard">490/490 [==============================] - 10s 21ms/step - loss: 1.2659 - accuracy: 0.6047 - val_loss: 0.8413 - val_accuracy: 0.7810</text:p>
      <text:p text:style-name="Standard">Epoch 11/30</text:p>
      <text:p text:style-name="Standard">490/490 [==============================] - 10s 21ms/step - loss: 1.1887 - accuracy: 0.6253 - val_loss: 0.7640 - val_accuracy: 0.7822</text:p>
      <text:p text:style-name="Standard">Epoch 12/30</text:p>
      <text:p text:style-name="Standard">490/490 [==============================] - 11s 22ms/step - loss: 1.0826 - accuracy: 0.6590 - val_loss: 0.7092 - val_accuracy: 0.8129</text:p>
      <text:p text:style-name="Standard">Epoch 13/30</text:p>
      <text:p text:style-name="Standard">490/490 [==============================] - 11s 22ms/step - loss: 0.9989 - accuracy: 0.6851 - val_loss: 0.6080 - val_accuracy: 0.8229</text:p>
      <text:p text:style-name="Standard">Epoch 14/30</text:p>
      <text:p text:style-name="Standard">490/490 [==============================] - 11s 22ms/step - loss: 0.9276 - accuracy: 0.7059 - val_loss: 0.6266 - val_accuracy: 0.8240</text:p>
      <text:p text:style-name="Standard">Epoch 15/30</text:p>
      <text:p text:style-name="Standard">490/490 [==============================] - 11s 23ms/step - loss: 0.8892 - accuracy: 0.7219 - val_loss: 0.5232 - val_accuracy: 0.8605</text:p>
      <text:p text:style-name="Standard">Epoch 16/30</text:p>
      <text:p text:style-name="Standard">490/490 [==============================] - 11s 21ms/step - loss: 0.8272 - accuracy: 0.7353 <text:soft-page-break/>- val_loss: 0.4383 - val_accuracy: 0.8821</text:p>
      <text:p text:style-name="Standard">Epoch 17/30</text:p>
      <text:p text:style-name="Standard">490/490 [==============================] - 11s 22ms/step - loss: 0.8353 - accuracy: 0.7359 - val_loss: 0.4946 - val_accuracy: 0.8732</text:p>
      <text:p text:style-name="Standard">Epoch 18/30</text:p>
      <text:p text:style-name="Standard">490/490 [==============================] - 11s 22ms/step - loss: 0.7942 - accuracy: 0.7435 - val_loss: 0.4317 - val_accuracy: 0.8794</text:p>
      <text:p text:style-name="Standard">Epoch 19/30</text:p>
      <text:p text:style-name="Standard">490/490 [==============================] - 11s 22ms/step - loss: 0.7578 - accuracy: 0.7565 - val_loss: 0.3929 - val_accuracy: 0.8965</text:p>
      <text:p text:style-name="Standard">Epoch 20/30</text:p>
      <text:p text:style-name="Standard">490/490 [==============================] - 11s 22ms/step - loss: 0.6963 - accuracy: 0.7763 - val_loss: 0.4776 - val_accuracy: 0.8709</text:p>
      <text:p text:style-name="Standard">Epoch 21/30</text:p>
      <text:p text:style-name="Standard">490/490 [==============================] - 11s 22ms/step - loss: 0.6978 - accuracy: 0.7769 - val_loss: 0.3800 - val_accuracy: 0.8974</text:p>
      <text:p text:style-name="Standard">Epoch 22/30</text:p>
      <text:p text:style-name="Standard">490/490 [==============================] - 10s 21ms/step - loss: 0.6779 - accuracy: 0.7843 - val_loss: 0.3268 - val_accuracy: 0.9163</text:p>
      <text:p text:style-name="Standard">Epoch 23/30</text:p>
      <text:p text:style-name="Standard">490/490 [==============================] - 11s 23ms/step - loss: 0.6594 - accuracy: 0.7882 - val_loss: 0.3149 - val_accuracy: 0.9152</text:p>
      <text:p text:style-name="Standard">Epoch 24/30</text:p>
      <text:p text:style-name="Standard">490/490 [==============================] - 12s 24ms/step - loss: 0.6436 - accuracy: 0.7926 - val_loss: 0.3010 - val_accuracy: 0.9123</text:p>
      <text:p text:style-name="Standard">Epoch 25/30</text:p>
      <text:p text:style-name="Standard">490/490 [==============================] - 12s 24ms/step - loss: 0.6324 - accuracy: 0.7969 - val_loss: 0.2844 - val_accuracy: 0.9168</text:p>
      <text:p text:style-name="Standard">Epoch 26/30</text:p>
      <text:p text:style-name="Standard">490/490 [==============================] - 12s 24ms/step - loss: 0.6676 - accuracy: 0.7850 - val_loss: 0.2727 - val_accuracy: 0.9263</text:p>
      <text:p text:style-name="Standard">Epoch 27/30</text:p>
      <text:p text:style-name="Standard">490/490 [==============================] - 12s 24ms/step - loss: 0.6084 - accuracy: 0.8041 - val_loss: 0.2988 - val_accuracy: 0.9217</text:p>
      <text:p text:style-name="Standard">Epoch 28/30</text:p>
      <text:p text:style-name="Standard">490/490 [==============================] - 11s 22ms/step - loss: 0.6325 - accuracy: 0.7968 - val_loss: 0.2896 - val_accuracy: 0.9168</text:p>
      <text:p text:style-name="Standard">Epoch 29/30</text:p>
      <text:p text:style-name="Standard">490/490 [==============================] - 11s 22ms/step - loss: 0.6310 - accuracy: 0.7981 - val_loss: 0.2863 - val_accuracy: 0.9263</text:p>
      <text:p text:style-name="Standard">Epoch 30/30</text:p>
      <text:p text:style-name="Standard">490/490 [==============================] - 11s 22ms/step - loss: 0.6010 - accuracy: 0.8060 - val_loss: 0.3082 - val_accuracy: 0.9059</text:p>
      <text:p text:style-name="Standard">490/490 [==============================] - 4s 6ms/step</text:p>
      <text:p text:style-name="Standard">141/141 [==============================] - 1s 5ms/step</text:p>
      <text:p text:style-name="Standard">70/70 [==============================] - 0s 6ms/step</text:p>
      <text:p text:style-name="Standard">Train Accuracy: 0.9265814696485623</text:p>
      <text:p text:style-name="Standard">Validation Accuracy: 0.9058744993324432</text:p>
      <text:p text:style-name="Standard">Test Accuracy: 0.9105691056910569</text:p>
      <text:p text:style-name="Standard"><text:soft-page-break/>CNN with epochs 30, kernel size[5, 3, 2], dropout 0.3, strides[5, 3, 2]</text:p>
      <text:p text:style-name="Standard">Compiling CNN</text:p>
      <text:p text:style-name="Standard">Training CNN</text:p>
      <text:p text:style-name="Standard">Epoch 1/30</text:p>
      <text:p text:style-name="Standard">490/490 [==============================] - 20s 39ms/step - loss: 3.4613 - accuracy: 0.0406 - val_loss: 3.1603 - val_accuracy: 0.0510</text:p>
      <text:p text:style-name="Standard">Epoch 2/30</text:p>
      <text:p text:style-name="Standard">490/490 [==============================] - 10s 20ms/step - loss: 3.1689 - accuracy: 0.0462 - val_loss: 3.1529 - val_accuracy: 0.0521</text:p>
      <text:p text:style-name="Standard">Epoch 3/30</text:p>
      <text:p text:style-name="Standard">490/490 [==============================] - 10s 20ms/step - loss: 3.1645 - accuracy: 0.0481 - val_loss: 3.1527 - val_accuracy: 0.0518</text:p>
      <text:p text:style-name="Standard">Epoch 4/30</text:p>
      <text:p text:style-name="Standard">490/490 [==============================] - 9s 19ms/step - loss: 3.1506 - accuracy: 0.0537 - val_loss: 3.1063 - val_accuracy: 0.0730</text:p>
      <text:p text:style-name="Standard">Epoch 5/30</text:p>
      <text:p text:style-name="Standard">490/490 [==============================] - 9s 19ms/step - loss: 3.0935 - accuracy: 0.0702 - val_loss: 2.9871 - val_accuracy: 0.1095</text:p>
      <text:p text:style-name="Standard">Epoch 6/30</text:p>
      <text:p text:style-name="Standard">490/490 [==============================] - 10s 21ms/step - loss: 2.9383 - accuracy: 0.1139 - val_loss: 2.6839 - val_accuracy: 0.1773</text:p>
      <text:p text:style-name="Standard">Epoch 7/30</text:p>
      <text:p text:style-name="Standard">490/490 [==============================] - 10s 21ms/step - loss: 2.7249 - accuracy: 0.1606 - val_loss: 2.6571 - val_accuracy: 0.1907</text:p>
      <text:p text:style-name="Standard">Epoch 8/30</text:p>
      <text:p text:style-name="Standard">490/490 [==============================] - 10s 21ms/step - loss: 2.5970 - accuracy: 0.1881 - val_loss: 2.3795 - val_accuracy: 0.3071</text:p>
      <text:p text:style-name="Standard">Epoch 9/30</text:p>
      <text:p text:style-name="Standard">490/490 [==============================] - 10s 20ms/step - loss: 2.4484 - accuracy: 0.2371 - val_loss: 2.2232 - val_accuracy: 0.3311</text:p>
      <text:p text:style-name="Standard">Epoch 10/30</text:p>
      <text:p text:style-name="Standard">490/490 [==============================] - 10s 20ms/step - loss: 2.3434 - accuracy: 0.2631 - val_loss: 2.1313 - val_accuracy: 0.3669</text:p>
      <text:p text:style-name="Standard">Epoch 11/30</text:p>
      <text:p text:style-name="Standard">490/490 [==============================] - 10s 20ms/step - loss: 2.2472 - accuracy: 0.2859 - val_loss: 2.0371 - val_accuracy: 0.3818</text:p>
      <text:p text:style-name="Standard">Epoch 12/30</text:p>
      <text:p text:style-name="Standard">490/490 [==============================] - 10s 20ms/step - loss: 2.1711 - accuracy: 0.3077 - val_loss: 1.9385 - val_accuracy: 0.4146</text:p>
      <text:p text:style-name="Standard">Epoch 13/30</text:p>
      <text:p text:style-name="Standard">490/490 [==============================] - 10s 20ms/step - loss: 2.0850 - accuracy: 0.3365 - val_loss: 1.8231 - val_accuracy: 0.4366</text:p>
      <text:p text:style-name="Standard">Epoch 14/30</text:p>
      <text:p text:style-name="Standard">490/490 [==============================] - 9s 19ms/step - loss: 2.0090 - accuracy: 0.3560 - val_loss: 1.7440 - val_accuracy: 0.4729</text:p>
      <text:p text:style-name="Standard">Epoch 15/30</text:p>
      <text:p text:style-name="Standard">490/490 [==============================] - 10s 21ms/step - loss: 1.9289 - accuracy: 0.3708 - val_loss: 1.6481 - val_accuracy: 0.5069</text:p>
      <text:p text:style-name="Standard">Epoch 16/30</text:p>
      <text:p text:style-name="Standard"><text:soft-page-break/>490/490 [==============================] - 10s 20ms/step - loss: 1.8664 - accuracy: 0.3912 - val_loss: 1.5453 - val_accuracy: 0.5154</text:p>
      <text:p text:style-name="Standard">Epoch 17/30</text:p>
      <text:p text:style-name="Standard">490/490 [==============================] - 10s 20ms/step - loss: 1.8042 - accuracy: 0.4118 - val_loss: 1.5107 - val_accuracy: 0.5381</text:p>
      <text:p text:style-name="Standard">Epoch 18/30</text:p>
      <text:p text:style-name="Standard">490/490 [==============================] - 10s 20ms/step - loss: 1.7750 - accuracy: 0.4178 - val_loss: 1.4883 - val_accuracy: 0.5474</text:p>
      <text:p text:style-name="Standard">Epoch 19/30</text:p>
      <text:p text:style-name="Standard">490/490 [==============================] - 10s 20ms/step - loss: 1.7228 - accuracy: 0.4325 - val_loss: 1.4427 - val_accuracy: 0.5503</text:p>
      <text:p text:style-name="Standard">Epoch 20/30</text:p>
      <text:p text:style-name="Standard">490/490 [==============================] - 10s 20ms/step - loss: 1.7352 - accuracy: 0.4359 - val_loss: 1.4394 - val_accuracy: 0.5494</text:p>
      <text:p text:style-name="Standard">Epoch 21/30</text:p>
      <text:p text:style-name="Standard">490/490 [==============================] - 10s 20ms/step - loss: 1.6754 - accuracy: 0.4491 - val_loss: 1.3315 - val_accuracy: 0.5868</text:p>
      <text:p text:style-name="Standard">Epoch 22/30</text:p>
      <text:p text:style-name="Standard">490/490 [==============================] - 10s 19ms/step - loss: 1.6788 - accuracy: 0.4503 - val_loss: 1.3453 - val_accuracy: 0.5592</text:p>
      <text:p text:style-name="Standard">Epoch 23/30</text:p>
      <text:p text:style-name="Standard">490/490 [==============================] - 10s 19ms/step - loss: 1.6379 - accuracy: 0.4649 - val_loss: 1.2570 - val_accuracy: 0.6028</text:p>
      <text:p text:style-name="Standard">Epoch 24/30</text:p>
      <text:p text:style-name="Standard">490/490 [==============================] - 10s 21ms/step - loss: 1.6043 - accuracy: 0.4707 - val_loss: 1.2606 - val_accuracy: 0.6162</text:p>
      <text:p text:style-name="Standard">Epoch 25/30</text:p>
      <text:p text:style-name="Standard">490/490 [==============================] - 10s 21ms/step - loss: 1.5854 - accuracy: 0.4742 - val_loss: 1.2903 - val_accuracy: 0.6095</text:p>
      <text:p text:style-name="Standard">Epoch 26/30</text:p>
      <text:p text:style-name="Standard">490/490 [==============================] - 10s 20ms/step - loss: 1.5655 - accuracy: 0.4856 - val_loss: 1.2094 - val_accuracy: 0.6417</text:p>
      <text:p text:style-name="Standard">Epoch 27/30</text:p>
      <text:p text:style-name="Standard">490/490 [==============================] - 10s 19ms/step - loss: 1.5490 - accuracy: 0.4948 - val_loss: 1.2542 - val_accuracy: 0.6366</text:p>
      <text:p text:style-name="Standard">Epoch 28/30</text:p>
      <text:p text:style-name="Standard">490/490 [==============================] - 10s 20ms/step - loss: 1.5317 - accuracy: 0.4977 - val_loss: 1.2261 - val_accuracy: 0.6518</text:p>
      <text:p text:style-name="Standard">Epoch 29/30</text:p>
      <text:p text:style-name="Standard">490/490 [==============================] - 10s 20ms/step - loss: 1.5306 - accuracy: 0.5003 - val_loss: 1.1526 - val_accuracy: 0.6482</text:p>
      <text:p text:style-name="Standard">Epoch 30/30</text:p>
      <text:p text:style-name="Standard">490/490 [==============================] - 10s 20ms/step - loss: 1.5094 - accuracy: 0.5130 - val_loss: 1.1100 - val_accuracy: 0.6573</text:p>
      <text:p text:style-name="Standard">Segmentation fault (core dumpe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4T23:05:49.051000000</dc:date>
    <meta:editing-duration>PT5M32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4" meta:paragraph-count="472" meta:word-count="4207" meta:character-count="32055" meta:non-whitespace-character-count="28318"/>
  </office:meta>
</office:document-meta>
</file>